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0000002758A2BB21B3806D2CD.png" manifest:media-type="image/png"/>
  <manifest:file-entry manifest:full-path="Pictures/1000020100000556000003007C7CC8A9425C36C7.png" manifest:media-type="image/png"/>
  <manifest:file-entry manifest:full-path="Pictures/10000201000002B50000029359F6C8689B098968.png" manifest:media-type="image/png"/>
  <manifest:file-entry manifest:full-path="Pictures/1000020100000556000003003ED3E567644688AD.png" manifest:media-type="image/png"/>
  <manifest:file-entry manifest:full-path="Pictures/1000020100000556000003009655C62E6E0A7D2A.png" manifest:media-type="image/png"/>
  <manifest:file-entry manifest:full-path="Pictures/10000201000002AE00000296D55A3A5C3112BD5B.png" manifest:media-type="image/png"/>
  <manifest:file-entry manifest:full-path="Pictures/10000201000005A000000384C267750670D4EC78.png" manifest:media-type="image/png"/>
  <manifest:file-entry manifest:full-path="Pictures/10000201000002C40000037ACC5BEFABB0472CCF.png" manifest:media-type="image/png"/>
  <manifest:file-entry manifest:full-path="Pictures/10000201000002AD000002A2406F3EBE106B40DB.png" manifest:media-type="image/png"/>
  <manifest:file-entry manifest:full-path="Pictures/10000201000005A000000384FA625EBE89EB44B4.png" manifest:media-type="image/png"/>
  <manifest:file-entry manifest:full-path="Pictures/10000201000005A000000384B2548DBF7CF80BCA.png" manifest:media-type="image/png"/>
  <manifest:file-entry manifest:full-path="Pictures/10000201000005A00000038499D36CF40227765F.png" manifest:media-type="image/png"/>
  <manifest:file-entry manifest:full-path="Pictures/10000201000005A00000038414C770C4E4F1767D.png" manifest:media-type="image/png"/>
  <manifest:file-entry manifest:full-path="Pictures/10000201000005A0000003848CDCD94D3FA1EC83.png" manifest:media-type="image/png"/>
  <manifest:file-entry manifest:full-path="Pictures/10000000000005A000000384A1416F846B176BFF.png" manifest:media-type="image/png"/>
  <manifest:file-entry manifest:full-path="Pictures/10000201000005A0000003841EA0204C898F0E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.811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44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6.3307in" draw:z-index="0"><draw:image xlink:href="Pictures/10000201000002B0000002758A2BB21B3806D2CD.png" xlink:type="simple" xlink:show="embed" xlink:actuate="onLoad" loext:mime-type="image/png"/></draw:frame></text:p>
      <text:p text:style-name="Standard"><draw:frame draw:style-name="fr2" draw:name="Image2" text:anchor-type="paragraph" svg:width="6.8819in" svg:height="3.6075in" draw:z-index="1"><draw:image xlink:href="Pictures/10000201000002B50000029359F6C8689B098968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3" draw:name="Image7" text:anchor-type="as-char" svg:y="-0.8354in" svg:width="7.0126in" svg:height="3.8272in" draw:z-index="2"><draw:image xlink:href="Pictures/1000020100000556000003009655C62E6E0A7D2A.png" xlink:type="simple" xlink:show="embed" xlink:actuate="onLoad" loext:mime-type="image/png"/></draw:frame></text:p>
      <text:p text:style-name="Standard"><text:soft-page-break/><draw:frame draw:style-name="fr5" draw:name="Picture 5" text:anchor-type="as-char" svg:width="6.2681in" svg:height="3.3272in" draw:z-index="4"><draw:image xlink:href="Pictures/1000020100000556000003007C7CC8A9425C36C7.png" xlink:type="simple" xlink:show="embed" xlink:actuate="onLoad" loext:mime-type="image/png"/></draw:frame></text:p>
      <text:p text:style-name="Standard"><draw:frame draw:style-name="fr4" draw:name="Picture 6" text:anchor-type="as-char" svg:width="6.2681in" svg:height="3.5244in" draw:z-index="3"><draw:image xlink:href="Pictures/1000020100000556000003003ED3E567644688AD.png" xlink:type="simple" xlink:show="embed" xlink:actuate="onLoad" loext:mime-type="image/png"/></draw:frame></text:p>
      <text:p text:style-name="Standard"/>
      <text:p text:style-name="Standard"><draw:frame draw:style-name="fr6" draw:name="Image4" text:anchor-type="paragraph" svg:width="6.9252in" svg:height="6.6827in" draw:z-index="5"><draw:image xlink:href="Pictures/10000201000002AE00000296D55A3A5C3112BD5B.png" xlink:type="simple" xlink:show="embed" xlink:actuate="onLoad" loext:mime-type="image/png"/></draw:frame><draw:frame draw:style-name="fr7" draw:name="Image6" text:anchor-type="paragraph" svg:x="-0.111in" svg:y="6.4307in" svg:width="6.9252in" svg:height="4.328in" draw:z-index="13"><draw:image xlink:href="Pictures/10000201000005A000000384C267750670D4EC78.png" xlink:type="simple" xlink:show="embed" xlink:actuate="onLoad" loext:mime-type="image/png"/></draw:frame><text:soft-page-break/></text:p>
      <text:p text:style-name="Standard"><text:soft-page-break/></text:p>
      <text:p text:style-name="Standard"/>
      <text:p text:style-name="Standard"/>
      <text:p text:style-name="Standard"><draw:frame draw:style-name="fr6" draw:name="Image8" text:anchor-type="paragraph" svg:width="6.9252in" svg:height="6.8134in" draw:z-index="6"><draw:image xlink:href="Pictures/10000201000002AD000002A2406F3EBE106B40D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9" text:anchor-type="paragraph" svg:width="6.9252in" svg:height="8.7055in" draw:z-index="7"><draw:image xlink:href="Pictures/10000201000002C40000037ACC5BEFABB0472CCF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10" text:anchor-type="paragraph" svg:width="6.9252in" svg:height="4.328in" draw:z-index="8"><draw:image xlink:href="Pictures/10000201000005A000000384FA625EBE89EB44B4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13" text:anchor-type="paragraph" svg:width="6.9252in" svg:height="4.328in" draw:z-index="11"><draw:image xlink:href="Pictures/10000201000005A000000384B2548DBF7CF80BCA.png" xlink:type="simple" xlink:show="embed" xlink:actuate="onLoad" loext:mime-type="image/png"/></draw:frame></text:p>
      <text:p text:style-name="Standard"><draw:frame draw:style-name="fr6" draw:name="Image11" text:anchor-type="paragraph" svg:width="6.9252in" svg:height="4.328in" draw:z-index="9"><draw:image xlink:href="Pictures/10000201000005A00000038499D36CF40227765F.png" xlink:type="simple" xlink:show="embed" xlink:actuate="onLoad" loext:mime-type="image/png"/></draw:frame><text:soft-page-break/></text:p>
      <text:p text:style-name="Standard"/>
      <text:p text:style-name="Standard"><draw:frame draw:style-name="fr6" draw:name="Image12" text:anchor-type="paragraph" svg:width="6.9252in" svg:height="4.328in" draw:z-index="10"><draw:image xlink:href="Pictures/10000201000005A0000003848CDCD94D3FA1EC83.png" xlink:type="simple" xlink:show="embed" xlink:actuate="onLoad" loext:mime-type="image/png"/></draw:frame></text:p>
      <text:p text:style-name="Standard"/>
      <text:p text:style-name="Standard"><draw:frame draw:style-name="fr1" draw:name="Image14" text:anchor-type="paragraph" svg:width="6.9252in" svg:height="4.328in" draw:z-index="12"><draw:image xlink:href="Pictures/10000000000005A000000384A1416F846B176BFF.png" xlink:type="simple" xlink:show="embed" xlink:actuate="onLoad" loext:mime-type="image/png"/></draw:frame><text:soft-page-break/></text:p>
      <text:p text:style-name="Standard"/>
      <text:p text:style-name="Standard"><draw:frame draw:style-name="fr1" draw:name="Image3" text:anchor-type="paragraph" svg:width="6.9252in" svg:height="4.328in" draw:z-index="14"><draw:image xlink:href="Pictures/10000201000005A0000003841EA0204C898F0E6D.png" xlink:type="simple" xlink:show="embed" xlink:actuate="onLoad" loext:mime-type="image/png"/></draw:frame></text:p>
      <text:p text:style-name="Standard"/>
      <text:p text:style-name="Standard"><draw:frame draw:style-name="fr1" draw:name="Image5" text:anchor-type="paragraph" svg:width="6.9252in" svg:height="4.328in" draw:z-index="15"><draw:image xlink:href="Pictures/10000201000005A00000038414C770C4E4F1767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3T09:27:08.017000000</meta:creation-date>
    <dc:date>2023-02-13T12:09:19.721000000</dc:date>
    <meta:editing-duration>PT12M49S</meta:editing-duration>
    <meta:editing-cycles>1</meta:editing-cycles>
    <meta:document-statistic meta:table-count="0" meta:image-count="16" meta:object-count="0" meta:page-count="11" meta:paragraph-count="3" meta:word-count="0" meta:character-count="0" meta:non-whitespace-character-count="0"/>
    <meta:generator>LibreOffice/6.2.5.2$Windows_X86_64 LibreOffice_project/1ec314fa52f458adc18c4f025c545a4e8b22c159</meta:generator>
  </office:meta>
</office:document-meta>
</file>